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orizontal_20_Line">
      <style:text-properties officeooo:paragraph-rsid="000491fb"/>
    </style:style>
    <style:style style:name="P2" style:family="paragraph" style:parent-style-name="Horizontal_20_Line">
      <style:text-properties officeooo:paragraph-rsid="00088969"/>
    </style:style>
    <style:style style:name="P3" style:family="paragraph" style:parent-style-name="Horizontal_20_Line">
      <style:text-properties officeooo:paragraph-rsid="000b8370"/>
    </style:style>
    <style:style style:name="P4" style:family="paragraph" style:parent-style-name="Standard">
      <style:text-properties officeooo:rsid="001bb63b" officeooo:paragraph-rsid="000491fb"/>
    </style:style>
    <style:style style:name="P5" style:family="paragraph" style:parent-style-name="Standard">
      <style:text-properties officeooo:rsid="001bb63b" officeooo:paragraph-rsid="00088969"/>
    </style:style>
    <style:style style:name="P6" style:family="paragraph" style:parent-style-name="Standard">
      <style:text-properties officeooo:paragraph-rsid="0007327b"/>
    </style:style>
    <style:style style:name="P7" style:family="paragraph" style:parent-style-name="Standard">
      <style:text-properties officeooo:paragraph-rsid="00088969"/>
    </style:style>
    <style:style style:name="P8" style:family="paragraph" style:parent-style-name="Standard">
      <style:text-properties officeooo:rsid="00088969" officeooo:paragraph-rsid="0008c9f0"/>
    </style:style>
    <style:style style:name="P9" style:family="paragraph" style:parent-style-name="Standard">
      <style:text-properties officeooo:paragraph-rsid="000a6453"/>
    </style:style>
    <style:style style:name="P10" style:family="paragraph" style:parent-style-name="Text_20_body">
      <style:text-properties officeooo:rsid="00210ab0" officeooo:paragraph-rsid="000491fb"/>
    </style:style>
    <style:style style:name="P11" style:family="paragraph" style:parent-style-name="Text_20_body">
      <style:text-properties officeooo:rsid="00225cdd" officeooo:paragraph-rsid="000491fb"/>
    </style:style>
    <style:style style:name="P12" style:family="paragraph" style:parent-style-name="Text_20_body">
      <style:text-properties officeooo:rsid="00225cdd" officeooo:paragraph-rsid="00088969"/>
    </style:style>
    <style:style style:name="P13" style:family="paragraph" style:parent-style-name="Text_20_body">
      <style:text-properties officeooo:rsid="0020dbb9" officeooo:paragraph-rsid="000491fb"/>
    </style:style>
    <style:style style:name="P14" style:family="paragraph" style:parent-style-name="Text_20_body">
      <style:text-properties officeooo:rsid="00088969" officeooo:paragraph-rsid="00088969"/>
    </style:style>
    <style:style style:name="P15" style:family="paragraph" style:parent-style-name="Text_20_body">
      <style:text-properties officeooo:rsid="0020b393" officeooo:paragraph-rsid="000b8370"/>
    </style:style>
    <style:style style:name="P16" style:family="paragraph" style:parent-style-name="Text_20_body">
      <style:text-properties officeooo:rsid="00290b6d" officeooo:paragraph-rsid="000b8370"/>
    </style:style>
    <style:style style:name="P17" style:family="paragraph" style:parent-style-name="Text_20_body">
      <style:text-properties officeooo:rsid="0020dbb9" officeooo:paragraph-rsid="000efa17"/>
    </style:style>
    <style:style style:name="P18" style:family="paragraph" style:parent-style-name="Heading_20_2">
      <style:text-properties officeooo:paragraph-rsid="000b8370"/>
    </style:style>
    <style:style style:name="P19" style:family="paragraph" style:parent-style-name="Heading_20_2">
      <style:text-properties officeooo:rsid="0020dbb9" officeooo:paragraph-rsid="000b8370"/>
    </style:style>
    <style:style style:name="P20" style:family="paragraph" style:parent-style-name="Heading_20_2">
      <style:text-properties officeooo:paragraph-rsid="000491fb"/>
    </style:style>
    <style:style style:name="P21" style:family="paragraph" style:parent-style-name="Heading_20_2">
      <style:text-properties officeooo:paragraph-rsid="00088969"/>
    </style:style>
    <style:style style:name="P22" style:family="paragraph" style:parent-style-name="Heading_20_3">
      <style:text-properties officeooo:rsid="001bb63b" officeooo:paragraph-rsid="000b8370"/>
    </style:style>
    <style:style style:name="P23" style:family="paragraph" style:parent-style-name="Heading_20_3">
      <style:text-properties officeooo:rsid="001bb63b" officeooo:paragraph-rsid="000491fb"/>
    </style:style>
    <style:style style:name="P24" style:family="paragraph" style:parent-style-name="Heading_20_3">
      <style:text-properties officeooo:rsid="001bb63b" officeooo:paragraph-rsid="00088969"/>
    </style:style>
    <style:style style:name="P25" style:family="paragraph" style:parent-style-name="Heading_20_3">
      <style:text-properties officeooo:rsid="001bb63b" officeooo:paragraph-rsid="0008c9f0"/>
    </style:style>
    <style:style style:name="T1" style:family="text">
      <style:text-properties officeooo:rsid="00252b3e"/>
    </style:style>
    <style:style style:name="T2" style:family="text">
      <style:text-properties officeooo:rsid="0020dbb9"/>
    </style:style>
    <style:style style:name="T3" style:family="text">
      <style:text-properties officeooo:rsid="0024bdd7"/>
    </style:style>
    <style:style style:name="T4" style:family="text">
      <style:text-properties officeooo:rsid="00067b98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weight="bold" style:font-weight-asian="bold" style:font-weight-complex="bold"/>
    </style:style>
    <style:style style:name="T7" style:family="text">
      <style:text-properties style:font-name="Liberation Serif" fo:font-weight="bold" officeooo:rsid="00225cdd" style:font-weight-asian="bold" style:font-weight-complex="bold"/>
    </style:style>
    <style:style style:name="T8" style:family="text">
      <style:text-properties style:font-name="Liberation Serif" officeooo:rsid="0007327b"/>
    </style:style>
    <style:style style:name="T9" style:family="text">
      <style:text-properties style:font-name="Liberation Serif" officeooo:rsid="00210ab0"/>
    </style:style>
    <style:style style:name="T10" style:family="text">
      <style:text-properties style:font-name="Liberation Serif" officeooo:rsid="00225cdd"/>
    </style:style>
    <style:style style:name="T11" style:family="text">
      <style:text-properties style:font-name="Liberation Serif" officeooo:rsid="00238bbc"/>
    </style:style>
    <style:style style:name="T12" style:family="text">
      <style:text-properties style:font-name="Liberation Serif" officeooo:rsid="0024bdd7"/>
    </style:style>
    <style:style style:name="T13" style:family="text">
      <style:text-properties style:font-name="Liberation Serif" officeooo:rsid="00088969"/>
    </style:style>
    <style:style style:name="T14" style:family="text">
      <style:text-properties style:font-name="Liberation Serif" officeooo:rsid="0008c9f0"/>
    </style:style>
    <style:style style:name="T15" style:family="text">
      <style:text-properties style:font-name="Liberation Serif" officeooo:rsid="000a6453"/>
    </style:style>
    <style:style style:name="T16" style:family="text">
      <style:text-properties style:font-name="Liberation Serif" officeooo:rsid="00252b3e"/>
    </style:style>
    <style:style style:name="T17" style:family="text">
      <style:text-properties style:font-name="Liberation Serif" officeooo:rsid="00256312"/>
    </style:style>
    <style:style style:name="T18" style:family="text">
      <style:text-properties officeooo:rsid="00088969"/>
    </style:style>
    <style:style style:name="T19" style:family="text">
      <style:text-properties officeooo:rsid="0008c9f0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088969" style:font-weight-asian="bold" style:font-weight-complex="bold"/>
    </style:style>
    <style:style style:name="T22" style:family="text">
      <style:text-properties fo:font-weight="bold" officeooo:rsid="0008c9f0" style:font-weight-asian="bold" style:font-weight-complex="bold"/>
    </style:style>
    <style:style style:name="T23" style:family="text">
      <style:text-properties fo:font-weight="bold" officeooo:rsid="000efa17" style:font-weight-asian="bold" style:font-weight-complex="bold"/>
    </style:style>
    <style:style style:name="T24" style:family="text">
      <style:text-properties fo:font-weight="bold" officeooo:rsid="0024bdd7" style:font-weight-asian="bold" style:font-weight-complex="bold"/>
    </style:style>
    <style:style style:name="T25" style:family="text">
      <style:text-properties officeooo:rsid="0020b393"/>
    </style:style>
    <style:style style:name="T26" style:family="text">
      <style:text-properties officeooo:rsid="000efa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ser Stor<text:span text:style-name="T4">ies</text:span></text:p>
      <text:p text:style-name="Subtitle">Utilisateur</text:p>
      <text:h text:style-name="P18" text:outline-level="2">Authentification</text:h>
      <text:p text:style-name="P15"><text:span text:style-name="T20">En tant</text:span> qu’<text:span text:style-name="T26">utilisateur</text:span>, <text:span text:style-name="T20">j’aimerais</text:span> <text:span text:style-name="T20">pouvoir</text:span> m’authentifier <text:span text:style-name="T20">afin,</text:span> d’<text:span text:style-name="T26"> utiliser les services de </text:span>l’application.</text:p>
      <text:h text:style-name="P22" text:outline-level="3">Critères d’acceptations</text:h>
      <text:p text:style-name="P16"><text:span text:style-name="T20">Étant donner</text:span> que je suis sur la page de connexion. <text:span text:style-name="T20">Quand</text:span> je rempli correctement le formulaire de connexion et que je clique sur le bouton « se connecter ». <text:span text:style-name="T20">Alors</text:span>,<text:span text:style-name="T25"> je suis authentifié et envoyé sur le tableau de bord.</text:span></text:p>
      <text:p text:style-name="P16"><text:span text:style-name="T20">Étant donner</text:span> que je suis sur la page de connexion. <text:span text:style-name="T20">Quand</text:span> je ne rempli pas correctement le formulaire de connexion et que je clique sur le bouton « se connecter ». <text:span text:style-name="T20">Alors</text:span>,<text:span text:style-name="T25"> je </text:span>ne <text:span text:style-name="T25">suis </text:span>pas <text:span text:style-name="T25">authentifié, </text:span>u<text:span text:style-name="T25">n message d’erreur s’affiche et je reste sur la page d</text:span>e connexion<text:span text:style-name="T25">.</text:span></text:p>
      <text:p text:style-name="P3"/>
      <text:h text:style-name="P19" text:outline-level="2">Réinitialisation de mot de passe</text:h>
      <text:p text:style-name="P17"><text:span text:style-name="T20">En tant</text:span> <text:span text:style-name="T25">qu’</text:span><text:span text:style-name="T26">utilisateur</text:span>, <text:span text:style-name="T20">j’aimerais</text:span> <text:span text:style-name="T20">pouvoir</text:span> réinitialiser mon mot de passe, <text:span text:style-name="T20">afin</text:span> de m’authentifier.</text:p>
      <text:h text:style-name="P22" text:outline-level="3">Critères d’acceptations</text:h>
      <text:p text:style-name="P16"><text:span text:style-name="T20">Étant donner</text:span> que je suis sur la page de connexion. <text:span text:style-name="T20">Quand</text:span> <text:span text:style-name="T2">je saisie mon adresse mail et que je clique sur le bouton de réinitialisation du mot de passe</text:span>. <text:span text:style-name="T20">Alors</text:span>,<text:span text:style-name="T25"> </text:span><text:span text:style-name="T2">un message s’affiche et je reçois un mail avec la procédure à suivre.</text:span></text:p>
      <text:p text:style-name="Horizontal_20_Line"/>
      <text:h text:style-name="P20" text:outline-level="2">Accéder au tableau de bord</text:h>
      <text:p text:style-name="P10"><text:span text:style-name="T20">En tant</text:span> qu’utilisateur, <text:span text:style-name="T20">j’aimerais</text:span> <text:span text:style-name="T20">pouvoir</text:span> accéder au tableau de bord, <text:span text:style-name="T20">afin</text:span> d’avoir une vue d’ensemble de l’activité.</text:p>
      <text:h text:style-name="P23" text:outline-level="3">Critères d’acceptations</text:h>
      <text:p text:style-name="P6"><text:span text:style-name="T6">Étant donner</text:span><text:span text:style-name="T5"> que je suis </text:span><text:span text:style-name="T8">authentifié</text:span><text:span text:style-name="T5">. </text:span><text:span text:style-name="T6">Quand</text:span><text:span text:style-name="T5"> je </text:span><text:span text:style-name="T8">clique sur le lien du tableau de bord.</text:span><text:span text:style-name="T5"> </text:span><text:span text:style-name="T6">Alors</text:span><text:span text:style-name="T5">, </text:span><text:span text:style-name="T9">je suis </text:span><text:span text:style-name="T8">envoyé</text:span><text:span text:style-name="T9"> sur la page tableau de bord </text:span><text:span text:style-name="T8">et j</text:span><text:span text:style-name="T9">e vois ma liste de tache, la liste des prochains évènements, le nombre de message non lu et les derniers messages.</text:span></text:p>
      <text:p text:style-name="P1"/>
      <text:h text:style-name="P20" text:outline-level="2"><text:soft-page-break/></text:h>
      <text:h text:style-name="P20" text:outline-level="2">Accéder à la page de discussion</text:h>
      <text:p text:style-name="P10"><text:span text:style-name="T20">En tant</text:span> qu’utilisateur, <text:span text:style-name="T20">j’aimerais</text:span> <text:span text:style-name="T20">pouvoir</text:span> accéder aux discussion<text:span text:style-name="T26">s,</text:span> <text:span text:style-name="T20">afin</text:span> de lire l’historique des messages et de pouvoir en envoyer.</text:p>
      <text:h text:style-name="P23" text:outline-level="3">Critères d’acceptations</text:h>
      <text:p text:style-name="P6"><text:span text:style-name="T6">Étant donner</text:span><text:span text:style-name="T5"> que je suis </text:span><text:span text:style-name="T8">authentifié</text:span><text:span text:style-name="T5">. </text:span><text:span text:style-name="T6">Quand</text:span><text:span text:style-name="T5"> je </text:span><text:span text:style-name="T8">clique sur le lien de </text:span><text:span text:style-name="T9">la page de discussion</text:span><text:span text:style-name="T8">.</text:span><text:span text:style-name="T5"> </text:span><text:span text:style-name="T6">Alors</text:span><text:span text:style-name="T5">, </text:span><text:span text:style-name="T9">je suis </text:span><text:span text:style-name="T8">envoyé</text:span><text:span text:style-name="T9"> sur la la page de discussion </text:span><text:span text:style-name="T8">et j</text:span><text:span text:style-name="T9">e vois </text:span><text:span text:style-name="T8">la</text:span><text:span text:style-name="T9"> </text:span><text:span text:style-name="T10">liste des discussions.</text:span></text:p>
      <text:p text:style-name="P1"/>
      <text:h text:style-name="P20" text:outline-level="2">Créer une nouvelle discussion</text:h>
      <text:p text:style-name="P11"><text:span text:style-name="T20">En tant</text:span> qu’utilisateur, <text:span text:style-name="T20">j’aimerais</text:span> <text:span text:style-name="T20">pouvoir</text:span> créer une nouvelle discussion, <text:span text:style-name="T20">afin</text:span> d’envoyer un message à un contact.</text:p>
      <text:h text:style-name="P23" text:outline-level="3">Critères d’acceptations</text:h>
      <text:p text:style-name="P6"><text:span text:style-name="T6">Étant donner</text:span><text:span text:style-name="T5"> que je suis </text:span><text:span text:style-name="T9">sur la la page de discussion</text:span><text:span text:style-name="T5">. </text:span><text:span text:style-name="T6">Quand</text:span><text:span text:style-name="T5"> je </text:span><text:span text:style-name="T8">clique sur </text:span><text:span text:style-name="T10">bouton de nouvelle discussion</text:span><text:span text:style-name="T8">.</text:span><text:span text:style-name="T5"> </text:span><text:span text:style-name="T6">Alors</text:span><text:span text:style-name="T5">, </text:span><text:span text:style-name="T10">la liste de mes contacts s’ouvre </text:span><text:span text:style-name="T8">et</text:span><text:span text:style-name="T10"> je </text:span><text:span text:style-name="T8">peux </text:span><text:span text:style-name="T10">sélectionne</text:span><text:span text:style-name="T8">r</text:span><text:span text:style-name="T10"> un contact pour </text:span><text:span text:style-name="T11">créer une nouvelle discussion</text:span><text:span text:style-name="T10">.</text:span></text:p>
      <text:p text:style-name="Horizontal_20_Line"/>
      <text:h text:style-name="P21" text:outline-level="2"><text:span text:style-name="T18">Supprimer une</text:span> discussion</text:h>
      <text:p text:style-name="P12"><text:span text:style-name="T20">En tant</text:span> qu’utilisateur, <text:span text:style-name="T20">j’aimerais</text:span> <text:span text:style-name="T20">pouvoir</text:span> <text:span text:style-name="T18">supprimer une</text:span> discussion, <text:span text:style-name="T21">afin</text:span><text:span text:style-name="T18"> de faire de la place</text:span>.</text:p>
      <text:h text:style-name="P24" text:outline-level="3">Critères d’acceptations</text:h>
      <text:p text:style-name="P7"><text:span text:style-name="T7">Étant donner</text:span><text:span text:style-name="T10"> que je suis </text:span><text:span text:style-name="T9">sur la la page de discussion</text:span><text:span text:style-name="T10">. </text:span><text:span text:style-name="T7">Quand</text:span><text:span text:style-name="T10"> je </text:span><text:span text:style-name="T8">clique sur </text:span><text:span text:style-name="T10">bouton de </text:span><text:span text:style-name="T13">suppression de </text:span><text:span text:style-name="T10">discussion</text:span><text:span text:style-name="T8">.</text:span><text:span text:style-name="T10"> </text:span><text:span text:style-name="T7">Alors</text:span><text:span text:style-name="T10">, </text:span><text:span text:style-name="T13">la discussion est supprimée.</text:span></text:p>
      <text:p text:style-name="P1"/>
      <text:h text:style-name="Heading_20_2" text:outline-level="2">Sélectionner une discussion</text:h>
      <text:p text:style-name="P14"><text:span text:style-name="T20">En tant</text:span> qu’utilisateur,<text:span text:style-name="T20"> j’aimerais</text:span> <text:span text:style-name="T20">pouvoir</text:span> sélectionner une discussion, <text:span text:style-name="T22">afin</text:span><text:span text:style-name="T19"> de la consulter ou de la poursuivre.</text:span></text:p>
      <text:h text:style-name="P25" text:outline-level="3">Critères d’acceptations</text:h>
      <text:p text:style-name="P8"><text:span text:style-name="T7">Étant donner</text:span><text:span text:style-name="T10"> que je suis </text:span><text:span text:style-name="T9">sur la la page de discussion</text:span><text:span text:style-name="T10">. </text:span><text:span text:style-name="T7">Quand</text:span><text:span text:style-name="T10"> je </text:span><text:span text:style-name="T8">clique sur </text:span><text:span text:style-name="T14">une</text:span><text:span text:style-name="T5"> </text:span><text:span text:style-name="T10">discussion</text:span><text:span text:style-name="T8">.</text:span><text:span text:style-name="T10"> </text:span><text:span text:style-name="T7">Alors</text:span><text:span text:style-name="T10">, </text:span><text:span text:style-name="T5">la discussion </text:span><text:span text:style-name="T14">est sélectionnée et je peux la consulter ou la poursuivre</text:span><text:span text:style-name="T5">.</text:span></text:p>
      <text:p text:style-name="Horizontal_20_Line"/>
      <text:h text:style-name="P20" text:outline-level="2"><text:soft-page-break/></text:h>
      <text:h text:style-name="P20" text:outline-level="2"/>
      <text:h text:style-name="P20" text:outline-level="2"><text:span text:style-name="T2">A</text:span>jouter un contact</text:h>
      <text:p text:style-name="P4"><text:span text:style-name="T20">En tant</text:span> qu’utilisateur, <text:span text:style-name="T20">j’aimerais</text:span> <text:span text:style-name="T20">pouvoir</text:span> ajouter un contact, <text:span text:style-name="T20">afin</text:span> de <text:span text:style-name="T3">pouvoir démarrer une discussion</text:span>.</text:p>
      <text:h text:style-name="P23" text:outline-level="3">Critères d’acceptations</text:h>
      <text:p text:style-name="P6"><text:span text:style-name="T6">Étant donner</text:span><text:span text:style-name="T5"> que je suis </text:span><text:span text:style-name="T12">dans ma liste de contact</text:span><text:span text:style-name="T5">. </text:span><text:span text:style-name="T6">Quand</text:span><text:span text:style-name="T5"> je </text:span><text:span text:style-name="T8">saisi un nom dans le champ de recherche et que je clique </text:span><text:span text:style-name="T13">sur le bouton d’ajout de contact</text:span><text:span text:style-name="T8">.</text:span><text:span text:style-name="T5"> </text:span><text:span text:style-name="T6">Alors</text:span><text:span text:style-name="T5">, </text:span><text:span text:style-name="T13">le contact est ajouté à ma liste</text:span><text:span text:style-name="T10">.</text:span></text:p>
      <text:p text:style-name="Horizontal_20_Line"/>
      <text:h text:style-name="P21" text:outline-level="2"><text:span text:style-name="T18">Supprimer</text:span> un contact</text:h>
      <text:p text:style-name="P5"><text:span text:style-name="T20">En tant</text:span> qu’utilisateur, <text:span text:style-name="T20">j’aimerais</text:span> <text:span text:style-name="T20">pouvoir</text:span> <text:span text:style-name="T18">supprimer</text:span> un contact, <text:span text:style-name="T23">afin</text:span><text:span text:style-name="T26"> de faire du ménage dans ma liste de contacts.</text:span></text:p>
      <text:h text:style-name="P24" text:outline-level="3">Critères d’acceptations</text:h>
      <text:p text:style-name="P7"><text:span text:style-name="T6">Étant donner</text:span><text:span text:style-name="T5"> que je suis </text:span><text:span text:style-name="T12">dans ma liste de contact</text:span><text:span text:style-name="T5">. </text:span><text:span text:style-name="T6">Quand</text:span><text:span text:style-name="T5"> </text:span><text:span text:style-name="T13">je clique sur le bouton de suppression de contact</text:span><text:span text:style-name="T8">.</text:span><text:span text:style-name="T5"> </text:span><text:span text:style-name="T6">Alors</text:span><text:span text:style-name="T5">, </text:span><text:span text:style-name="T13">le contact est supprimé de ma liste</text:span><text:span text:style-name="T10">.</text:span></text:p>
      <text:p text:style-name="P2"/>
      <text:h text:style-name="P20" text:outline-level="2">Envoyer un message</text:h>
      <text:p text:style-name="P13"><text:span text:style-name="T20">En tant</text:span> qu’utilisateur,<text:span text:style-name="T20"> j’aimerais pouvoir</text:span> envoyer un message, <text:span text:style-name="T24">af</text:span><text:span text:style-name="T23">i</text:span><text:span text:style-name="T24">n</text:span><text:span text:style-name="T3"> de communiquer avec un contact.</text:span></text:p>
      <text:h text:style-name="P23" text:outline-level="3">Critères d’acceptations</text:h>
      <text:p text:style-name="P9"><text:span text:style-name="T6">Étant donner</text:span><text:span text:style-name="T5"> que je suis </text:span><text:span text:style-name="T12">dans la fenêtre de discussion</text:span><text:span text:style-name="T5">. </text:span><text:span text:style-name="T6">Quand</text:span><text:span text:style-name="T5"> </text:span><text:span text:style-name="T13">je </text:span><text:span text:style-name="T15">saisi mon message et que je clique pour l’envoyer</text:span><text:span text:style-name="T8">.</text:span><text:span text:style-name="T5"> </text:span><text:span text:style-name="T6">Alors</text:span><text:span text:style-name="T5">, </text:span><text:span text:style-name="T13">le </text:span><text:span text:style-name="T15">message est envoyé et il apparaît dans la fenêtre de discussion</text:span><text:span text:style-name="T10">.</text:span></text:p>
      <text:p text:style-name="P1"/>
      <text:h text:style-name="P20" text:outline-level="2">Accéder <text:span text:style-name="T1">au calendrier</text:span></text:h>
      <text:p text:style-name="P10"><text:span text:style-name="T20">En tant</text:span> qu’utilisateur, <text:span text:style-name="T20">j’aimerais pouvoir</text:span> accéder <text:span text:style-name="T1">au calendrier, </text:span><text:span text:style-name="T23">afin</text:span><text:span text:style-name="T26"> de voir les prochains évènements</text:span>.</text:p>
      <text:h text:style-name="P23" text:outline-level="3">Critères d’acceptations</text:h>
      <text:p text:style-name="P9"><text:span text:style-name="T6">Étant donner</text:span><text:span text:style-name="T5"> que je suis </text:span><text:span text:style-name="T8">authentifié</text:span><text:span text:style-name="T5">. </text:span><text:span text:style-name="T6">Quand</text:span><text:span text:style-name="T5"> je </text:span><text:span text:style-name="T8">clique sur le lien du </text:span><text:span text:style-name="T16">calendrier</text:span><text:span text:style-name="T8">.</text:span><text:span text:style-name="T5"> </text:span><text:span text:style-name="T6">Alors</text:span><text:span text:style-name="T5">, </text:span><text:span text:style-name="T9">je suis </text:span><text:span text:style-name="T8">envoyé</text:span><text:span text:style-name="T9"> sur la page </text:span><text:span text:style-name="T15">du </text:span><text:span text:style-name="T16">calendrier</text:span><text:span text:style-name="T9"> </text:span><text:span text:style-name="T8">et</text:span><text:span text:style-name="T9"> </text:span><text:span text:style-name="T16">je vois mes rendez vous et les </text:span><text:span text:style-name="T17">é</text:span><text:span text:style-name="T16">v</text:span><text:span text:style-name="T17">è</text:span><text:span text:style-name="T16">nements</text:span><text:span text:style-name="T9">.</text:span></text:p>
      <text:p text:style-name="Horizontal_20_Line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H4M25S</meta:editing-duration>
    <meta:editing-cycles>6</meta:editing-cycles>
    <meta:generator>LibreOffice/7.1.8.1$Windows_X86_64 LibreOffice_project/e1f30c802c3269a1d052614453f260e49458c82c</meta:generator>
    <dc:date>2022-02-28T08:07:30.625000000</dc:date>
    <meta:document-statistic meta:table-count="0" meta:image-count="0" meta:object-count="0" meta:page-count="3" meta:paragraph-count="47" meta:word-count="670" meta:character-count="4114" meta:non-whitespace-character-count="3491"/>
  </office:meta>
</office:document-meta>
</file>